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officeooo:rsid="018b8f2a"/>
    </style:style>
    <style:style style:name="T83" style:family="text">
      <style:text-properties fo:font-weight="bold" officeooo:rsid="0192feda" style:font-weight-asian="bold" style:font-weight-complex="bold"/>
    </style:style>
    <style:style style:name="T84" style:family="text">
      <style:text-properties fo:font-weight="bold" officeooo:rsid="018cf931" style:font-weight-asian="bold" style:font-weight-complex="bold"/>
    </style:style>
    <style:style style:name="T85" style:family="text">
      <style:text-properties fo:font-weight="bold" officeooo:rsid="0194e02e" style:font-weight-asian="bold" style:font-weight-complex="bold"/>
    </style:style>
    <style:style style:name="T86" style:family="text">
      <style:text-properties fo:font-weight="bold" officeooo:rsid="018da733" style:font-weight-asian="bold" style:font-weight-complex="bold"/>
    </style:style>
    <style:style style:name="T87" style:family="text">
      <style:text-properties officeooo:rsid="00afa36b"/>
    </style:style>
    <style:style style:name="T88" style:family="text">
      <style:text-properties officeooo:rsid="014041f0"/>
    </style:style>
    <style:style style:name="T89" style:family="text">
      <style:text-properties fo:font-weight="bold" officeooo:rsid="01403b6f" style:font-weight-asian="bold" style:font-weight-complex="bold"/>
    </style:style>
    <style:style style:name="T90" style:family="text">
      <style:text-properties fo:font-weight="bold" officeooo:rsid="014387ad" style:font-weight-asian="bold" style:font-weight-complex="bold"/>
    </style:style>
    <style:style style:name="T91" style:family="text">
      <style:text-properties style:font-name="Liberation Mono" fo:font-size="10pt" officeooo:rsid="00b17cc0" style:font-name-asian="NSimSun" style:font-size-asian="10pt" style:font-name-complex="Liberation Mono" style:font-size-complex="10pt"/>
    </style:style>
    <style:style style:name="T92" style:family="text">
      <style:text-properties style:font-name="Liberation Mono" fo:font-size="10pt" officeooo:rsid="007aec4f" style:font-name-asian="NSimSun" style:font-size-asian="10pt" style:font-name-complex="Liberation Mono" style:font-size-complex="10pt"/>
    </style:style>
    <style:style style:name="T93" style:family="text">
      <style:text-properties fo:font-size="14pt" fo:font-weight="bold" officeooo:rsid="0082744d" style:font-size-asian="14pt" style:font-weight-asian="bold" style:font-size-complex="14pt" style:font-weight-complex="bold"/>
    </style:style>
    <style:style style:name="T94" style:family="text">
      <style:text-properties fo:font-size="14pt" fo:font-weight="bold" officeooo:rsid="012c01ca" style:font-size-asian="14pt" style:font-weight-asian="bold" style:font-size-complex="14pt" style:font-weight-complex="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officeooo:rsid="014e2d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816bfe" style:font-weight-asian="normal" style:font-weight-complex="normal"/>
    </style:style>
    <style:style style:name="T99" style:family="text">
      <style:text-properties officeooo:rsid="01816bfe"/>
    </style:style>
    <style:style style:name="T100" style:family="text">
      <style:text-properties officeooo:rsid="0184cad3"/>
    </style:style>
    <style:style style:name="T101" style:family="text">
      <style:text-properties officeooo:rsid="012c2734"/>
    </style:style>
    <style:style style:name="T102" style:family="text">
      <style:text-properties fo:font-weight="bold" officeooo:rsid="00e70424" style:font-weight-asian="bold" style:font-weight-complex="bold"/>
    </style:style>
    <style:style style:name="T103" style:family="text">
      <style:text-properties fo:font-weight="bold" officeooo:rsid="017de4c8" style:font-weight-asian="bold" style:font-weight-complex="bold"/>
    </style:style>
    <style:style style:name="T104" style:family="text">
      <style:text-properties officeooo:rsid="017de4c8"/>
    </style:style>
    <style:style style:name="T105" style:family="text">
      <style:text-properties fo:language="en" fo:country="US" fo:font-weight="bold" style:font-weight-asian="bold" style:font-weight-complex="bold"/>
    </style:style>
    <style:style style:name="T106" style:family="text">
      <style:text-properties fo:font-weight="bold" officeooo:rsid="00e7fef4" style:font-weight-asian="bold" style:font-weight-complex="bold"/>
    </style:style>
    <style:style style:name="T107" style:family="text">
      <style:text-properties officeooo:rsid="017226ed"/>
    </style:style>
    <style:style style:name="T108" style:family="text">
      <style:text-properties officeooo:rsid="01713b32"/>
    </style:style>
    <style:style style:name="T109" style:family="text">
      <style:text-properties fo:font-weight="bold" officeooo:rsid="00e21fcf" style:font-weight-asian="bold" style:font-weight-complex="bold"/>
    </style:style>
    <style:style style:name="T110" style:family="text">
      <style:text-properties fo:font-weight="bold" officeooo:rsid="00df723f" style:font-weight-asian="bold" style:font-weight-complex="bold"/>
    </style:style>
    <style:style style:name="T111" style:family="text">
      <style:text-properties officeooo:rsid="014f74f8"/>
    </style:style>
    <style:style style:name="T112" style:family="text">
      <style:text-properties officeooo:rsid="0154406f"/>
    </style:style>
    <style:style style:name="T113" style:family="text">
      <style:text-properties officeooo:rsid="00ecc7ec"/>
    </style:style>
    <style:style style:name="T114" style:family="text">
      <style:text-properties officeooo:rsid="00e5df50"/>
    </style:style>
    <style:style style:name="T115" style:family="text">
      <style:text-properties officeooo:rsid="01547c9e"/>
    </style:style>
    <style:style style:name="T116" style:family="text">
      <style:text-properties officeooo:rsid="015490b2"/>
    </style:style>
    <style:style style:name="T117" style:family="text">
      <style:text-properties officeooo:rsid="0155a115"/>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normal" style:font-style-asian="normal" style:font-style-complex="normal"/>
    </style:style>
    <style:style style:name="T120" style:family="text">
      <style:text-properties fo:font-style="normal" officeooo:rsid="015b3a28" style:font-style-asian="normal" style:font-style-complex="normal"/>
    </style:style>
    <style:style style:name="T121" style:family="text">
      <style:text-properties officeooo:rsid="009133f8"/>
    </style:style>
    <style:style style:name="T122" style:family="text">
      <style:text-properties fo:font-weight="bold" officeooo:rsid="01085880" style:font-weight-asian="bold" style:font-weight-complex="bold"/>
    </style:style>
    <style:style style:name="T123" style:family="text">
      <style:text-properties fo:font-weight="bold" officeooo:rsid="010c6f7b" style:font-weight-asian="bold" style:font-weight-complex="bold"/>
    </style:style>
    <style:style style:name="T124" style:family="text">
      <style:text-properties style:font-name="Liberation Mono" fo:font-size="10pt" officeooo:rsid="0108cdda" style:font-name-asian="NSimSun" style:font-size-asian="10pt" style:font-name-complex="Liberation Mono" style:font-size-complex="10pt"/>
    </style:style>
    <style:style style:name="T125" style:family="text">
      <style:text-properties officeooo:rsid="01085880"/>
    </style:style>
    <style:style style:name="T126" style:family="text">
      <style:text-properties officeooo:rsid="010aead4"/>
    </style:style>
    <style:style style:name="T127" style:family="text">
      <style:text-properties fo:font-weight="bold" officeooo:rsid="00e46c8c" style:font-weight-asian="bold" style:font-weight-complex="bold"/>
    </style:style>
    <style:style style:name="T128" style:family="text">
      <style:text-properties officeooo:rsid="00e46c8c"/>
    </style:style>
    <style:style style:name="T129" style:family="text">
      <style:text-properties officeooo:rsid="012f7e45"/>
    </style:style>
    <style:style style:name="T130" style:family="text">
      <style:text-properties officeooo:rsid="018898e2"/>
    </style:style>
    <style:style style:name="T131" style:family="text">
      <style:text-properties officeooo:rsid="015cfd50"/>
    </style:style>
    <style:style style:name="T132" style:family="text">
      <style:text-properties officeooo:rsid="0130b6e6"/>
    </style:style>
    <style:style style:name="T133" style:family="text">
      <style:text-properties style:font-name="Liberation Mono" fo:font-size="10pt" officeooo:rsid="00c9d07b" style:font-name-asian="NSimSun" style:font-size-asian="10pt" style:font-name-complex="Liberation Mono" style:font-size-complex="10pt"/>
    </style:style>
    <style:style style:name="T134" style:family="text">
      <style:text-properties officeooo:rsid="00c55f6e"/>
    </style:style>
    <style:style style:name="T135" style:family="text">
      <style:text-properties officeooo:rsid="015efdfb"/>
    </style:style>
    <style:style style:name="T136" style:family="text">
      <style:text-properties style:font-name="Liberation Mono" style:font-name-asian="NSimSun" style:font-name-complex="Liberation Mono"/>
    </style:style>
    <style:style style:name="T137" style:family="text">
      <style:text-properties officeooo:rsid="009b44dd"/>
    </style:style>
    <style:style style:name="T138" style:family="text">
      <style:text-properties officeooo:rsid="0161f116"/>
    </style:style>
    <style:style style:name="T139" style:family="text">
      <style:text-properties officeooo:rsid="00a00b63"/>
    </style:style>
    <style:style style:name="T140" style:family="text">
      <style:text-properties officeooo:rsid="00cb8a2f"/>
    </style:style>
    <style:style style:name="T141" style:family="text">
      <style:text-properties officeooo:rsid="01345787"/>
    </style:style>
    <style:style style:name="T142" style:family="text">
      <style:text-properties officeooo:rsid="0134e677"/>
    </style:style>
    <style:style style:name="T143" style:family="text">
      <style:text-properties officeooo:rsid="01832199"/>
    </style:style>
    <style:style style:name="T144" style:family="text">
      <style:text-properties officeooo:rsid="00d2fde8"/>
    </style:style>
    <style:style style:name="T145" style:family="text">
      <style:text-properties officeooo:rsid="00ccf9dd"/>
    </style:style>
    <style:style style:name="T14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82">Frequency</text:span></text:p>
      <text:p text:style-name="P52"/>
      <text:p text:style-name="P52">Command '<text:span text:style-name="T81">44</text:span><text:span text:style-name="T31">xx</text:span>': <text:span text:style-name="T31">Set </text:span><text:span text:style-name="T81">channel LFO frequency </text:span><text:span text:style-name="T83">scale ratio</text:span></text:p>
      <text:p text:style-name="P52"/>
      <text:p text:style-name="P52">xx = <text:span text:style-name="T82">Frequency</text:span></text:p>
      <text:p text:style-name="P52"/>
      <text:p text:style-name="P53">Command '<text:span text:style-name="T81">4</text:span><text:span text:style-name="T84">5</text:span><text:span text:style-name="T31">xx</text:span>': <text:span text:style-name="T31">Set </text:span><text:span text:style-name="T81">channel LFO </text:span><text:span text:style-name="T84">amount to send to the filter </text:span><text:span text:style-name="T85">cutoff</text:span></text:p>
      <text:p text:style-name="P53"><text:s/></text:p>
      <text:p text:style-name="P53">xx = <text:span text:style-name="T82">Frequency</text:span></text:p>
      <text:p text:style-name="P53"/>
      <text:p text:style-name="P54">Command '<text:span text:style-name="T81">4</text:span><text:span text:style-name="T86">6</text:span><text:span text:style-name="T31">xx</text:span>': <text:span text:style-name="T31">Set </text:span><text:span text:style-name="T81">channel LFO </text:span><text:span text:style-name="T84">amount to send to the </text:span><text:span text:style-name="T86">volume</text:span></text:p>
      <text:p text:style-name="P54"/>
      <text:p text:style-name="P54">xx = <text:span text:style-name="T82">Frequency</text:span></text:p>
      <text:p text:style-name="P54"/>
      <text:p text:style-name="P54">Command '<text:span text:style-name="T81">4</text:span><text:span text:style-name="T86">7</text:span><text:span text:style-name="T31">xx</text:span>': <text:span text:style-name="T31">Set </text:span><text:span text:style-name="T81">channel LFO </text:span><text:span text:style-name="T84">amount to send to the </text:span><text:span text:style-name="T86">panning</text:span></text:p>
      <text:p text:style-name="P54"/>
      <text:p text:style-name="P54">xx = <text:span text:style-name="T82">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7">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7">ff’ will stop the bass line</text:span></text:p>
      <text:p text:style-name="P55"/>
      <text:p text:style-name="P6">Where 'xx' is a number between <text:span text:style-name="T88">0x</text:span>00 and <text:span text:style-name="T88">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9">F</text:span><text:span text:style-name="T31">xx</text:span>': <text:span text:style-name="T31">Set 303 (Unit 1) </text:span><text:span text:style-name="T89">Scale (From </text:span><text:span text:style-name="T90">0x0</text:span><text:span text:style-name="T89">1 to </text:span><text:span text:style-name="T90">0x</text:span><text:span text:style-name="T89">10)</text:span></text:p>
      <text:p text:style-name="P56">Command '<text:span text:style-name="T89">40</text:span><text:span text:style-name="T31">xx</text:span>': <text:span text:style-name="T31">Set 303 (Unit 2) </text:span><text:span text:style-name="T89">Scale (From </text:span><text:span text:style-name="T90">0x0</text:span><text:span text:style-name="T89">1 to </text:span><text:span text:style-name="T90">0x</text:span><text:span text:style-name="T89">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91">tick</text:span> number where the note should be cut</text:p>
      <text:p text:style-name="P6"/>
      <text:p text:style-name="P6"/>
      <text:p text:style-name="P10"><text:span text:style-name="T92">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3">The </text:span><text:span text:style-name="T94">keyboard </text:span><text:span text:style-name="T93">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5">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6">|</text:span><text:span text:style-name="T31">':</text:span> <text:s text:c="13"/>Play pattern from row 0.</text:p>
      <text:p text:style-name="P6"/>
      <text:p text:style-name="P6"><text:span text:style-name="T31">Right mouse on '&gt;</text:span><text:span text:style-name="T96">|</text:span><text:span text:style-name="T31">':</text:span> <text:s text:c="12"/>Play pattern from current row.</text:p>
      <text:p text:style-name="P6"/>
      <text:p text:style-name="P63">ENTER or RETURN: <text:s text:c="16"/><text:span text:style-name="T97">Single step play </text:span><text:span text:style-name="T98">(pattern mode)</text:span><text:span text:style-name="T97">.</text:span></text:p>
      <text:p text:style-name="P6"/>
      <text:p text:style-name="P64"><text:span text:style-name="T99">LSHI</text:span><text:span text:style-name="T100">F</text:span><text:span text:style-name="T99">T + </text:span>ENTER or RETURN: <text:s text:c="7"/><text:span text:style-name="T97">Single step play </text:span><text:span text:style-name="T98">(song mode)</text:span><text:span text:style-name="T97">.</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101">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101">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2">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3">+ LALT </text:span><text:span text:style-name="T31">+ HOME / END:</text:span> <text:s text:c="6"/><text:span text:style-name="T104">Top of pattern &amp; </text:span>First <text:span text:style-name="T104">track </text:span>/ <text:span text:style-name="T104">Bottom of <text:s text:c="15"/></text:span></text:p>
      <text:p text:style-name="P68"><text:span text:style-name="T104"><text:s text:c="33"/>pattern &amp; </text:span>last track</text:p>
      <text:p text:style-name="P68"><text:span text:style-name="T105"/></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6">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7">s</text:span><text:span text:style-name="T3"> sliders edition O</text:span><text:span text:style-name="T108">n</text:span><text:span text:style-name="T3">/O</text:span><text:span text:style-name="T108">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9">CTRL</text:span><text:span text:style-name="T31"> + F1 / </text:span><text:span text:style-name="T110">F</text:span><text:span text:style-name="T31">2:</text:span> <text:s text:c="16"/>Decrease / Increase editing step.</text:p>
      <text:p text:style-name="P71"/>
      <text:p text:style-name="P71"><text:span text:style-name="T31">F3:</text:span> <text:s text:c="29"/><text:span text:style-name="T111">C</text:span>hords helper <text:span text:style-name="T111">(</text:span>triggered when the caret </text:p>
      <text:p text:style-name="P71"><text:s text:c="33"/>is located on a note<text:span text:style-name="T111">)</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2">by dragging the pointer over a pattern and holding the left mouse button </text:span><text:span text:style-name="T113">(i</text:span><text:span text:style-name="T114">f nothing is selected the </text:span><text:span text:style-name="T115">following </text:span><text:span text:style-name="T114">operation</text:span><text:span text:style-name="T115">s</text:span><text:span text:style-name="T114"> occur on the complete current track</text:span><text:span text:style-name="T113">)</text:span><text:span text:style-name="T114">.</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6">current</text:span></text:p>
      <text:p text:style-name="P75"><text:tab/><text:tab/> <text:s text:c="7"/>block buffer</text:p>
      <text:p text:style-name="P6"><text:span text:style-name="T31">LCTRL + C:</text:span> <text:s text:c="9"/>Copy the selected block into the <text:span text:style-name="T116">current </text:span>block buffer</text:p>
      <text:p text:style-name="P76"><text:span text:style-name="T31">LCTRL + V:</text:span> <text:s text:c="9"/>Paste the data from the <text:span text:style-name="T117">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8">Note: </text:span><text:span text:style-name="T119">this command (as well as the randomize one below) only works for volume/panning and </text:span><text:span text:style-name="T120">FX</text:span><text:span text:style-name="T119">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21">i</text:span>nterpolating them.</text:p>
      <text:p text:style-name="P81"/>
      <text:p text:style-name="P82"><text:span text:style-name="T31">LCTRL </text:span><text:span text:style-name="T122">+ LSHI</text:span><text:span text:style-name="T123">F</text:span><text:span text:style-name="T122">T </text:span><text:span text:style-name="T31">+ </text:span><text:span text:style-name="T123">R</text:span><text:span text:style-name="T31">:</text:span> <text:span text:style-name="T124">Same as above but done </text:span><text:span text:style-name="T125">according to the current </text:span><text:span text:style-name="T126">S</text:span><text:span text:style-name="T125">tep </text:span><text:span text:style-name="T126">A</text:span><text:span text:style-name="T125">dd</text:span></text:p>
      <text:p text:style-name="P83"/>
      <text:p text:style-name="P81"><text:span text:style-name="T127">LCTRL + F:</text:span><text:span text:style-name="T128"> <text:s text:c="9"/>Fill an entire block with the first select line.</text:span></text:p>
      <text:p text:style-name="P84"/>
      <text:p text:style-name="P85"><text:span text:style-name="T31">LCTRL </text:span><text:span text:style-name="T122">+ LSHI</text:span><text:span text:style-name="T123">F</text:span><text:span text:style-name="T122">T </text:span><text:span text:style-name="T31">+ F:</text:span> <text:span text:style-name="T124">Same as above but done </text:span><text:span text:style-name="T125">according to the current </text:span><text:span text:style-name="T126">S</text:span><text:span text:style-name="T125">tep </text:span><text:span text:style-name="T126">A</text:span><text:span text:style-name="T125">dd</text:span></text:p>
      <text:p text:style-name="P84"/>
      <text:p text:style-name="P84"><text:span text:style-name="T31">LCTRL + U:</text:span> <text:s text:c="9"/>Transpose the note of a selection to 1 semi<text:span text:style-name="T129">ton</text:span>e higher</text:p>
      <text:p text:style-name="P6"/>
      <text:p text:style-name="P6"><text:span text:style-name="T31">LCTRL + D:</text:span> <text:s text:c="9"/>Transpose the note of a selection to 1 semi<text:span text:style-name="T129">t</text:span>o<text:span text:style-name="T129">n</text:span>e lower</text:p>
      <text:p text:style-name="P86"/>
      <text:p text:style-name="P6"><text:span text:style-name="T31">LCTRL + LSHIFT + U:</text:span> Transpose the note of a selection to 1 semi<text:span text:style-name="T129">t</text:span>o<text:span text:style-name="T129">n</text:span>e higher</text:p>
      <text:p text:style-name="P6"><text:s text:c="20"/>(only for the current instrument)</text:p>
      <text:p text:style-name="P6"/>
      <text:p text:style-name="P6"><text:span text:style-name="T31">LCTRL + LSHIFT + D:</text:span> Transpose the note of a selection to 1 semi<text:span text:style-name="T129">t</text:span>o<text:span text:style-name="T129">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30">or current pattern </text:span>into a file</text:p>
      <text:p text:style-name="P6"/>
      <text:p text:style-name="P87"/>
      <text:p text:style-name="P87"/>
      <text:p text:style-name="P87"><text:soft-page-break/><text:span text:style-name="T131">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2">keyboards.txt</text:span> file and insert it's file's name along with the others.</text:p>
      <text:p text:style-name="P9"/>
      <text:p text:style-name="P89">Load (or reload) the tracker and select the new keyboard in the “<text:span text:style-name="T133">UI </text:span>Setup” panel.</text:p>
      <text:p text:style-name="P9"/>
      <text:p text:style-name="P90">Hexadecimal notation is allowed in the form 0xXXXX or just plain ASCII.</text:p>
      <text:p text:style-name="P90"><text:span text:style-name="T134">(</text:span>it *may* work with <text:span text:style-name="T135">U</text:span>nicode characters but i haven't tested it).</text:p>
      <text:p text:style-name="P9"/>
      <text:p text:style-name="P6">You can eventually submit a new keyboard layout at: franck@<text:span text:style-name="T135">hitchhikr.net</text:span></text:p>
      <text:p text:style-name="P6"/>
      <text:p text:style-name="P6"/>
      <text:p text:style-name="P91">Compiling the <text:span text:style-name="T136">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7">(</text:span>both generated by the tracker<text:span text:style-name="T137">)</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8">U</text:span>nicode is handled differently.</text:p>
      <text:p text:style-name="P10"><text:soft-page-break/>2. The executable path:</text:p>
      <text:p text:style-name="P6"/>
      <text:p text:style-name="P9">The variable "ExePath" must be filled with the current path of the executable <text:span text:style-name="T139">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0">On operating systems which don’t possess codecs only Internal (wavpack), </text:span><text:span text:style-name="T141">ADPCM and</text:span><text:span text:style-name="T140"> 8 bit compression </text:span><text:span text:style-name="T142">schemes</text:span><text:span text:style-name="T140">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3">T</text:span>hanks</text:p>
      <text:p text:style-name="P6"/>
      <text:p text:style-name="P94">Karsten Obarski:</text:p>
      <text:p text:style-name="P94"/>
      <text:p text:style-name="P95">The <text:span text:style-name="T144">father of the </text:span>original tracker.</text:p>
      <text:p text:style-name="P10"/>
      <text:p text:style-name="P10">Arguru <text:span text:style-name="T145">(RIP)</text:span>:</text:p>
      <text:p text:style-name="P6"/>
      <text:p text:style-name="P6">The original NoiseTrekker.</text:p>
      <text:p text:style-name="P6"/>
      <text:p text:style-name="P10">Fredrik Wikstrom:</text:p>
      <text:p text:style-name="P6"/>
      <text:p text:style-name="P6"><text:span text:style-name="T146">Original </text:span>Amiga OS 4 port.</text:p>
      <text:p text:style-name="P6"/>
      <text:p text:style-name="P10">Fernando Mastandrea:</text:p>
      <text:p text:style-name="P6"/>
      <text:p text:style-name="P96"><text:span text:style-name="T146">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02T07:28:39.152000000</dc:date>
    <meta:editing-duration>PT8H31M7S</meta:editing-duration>
    <meta:editing-cycles>343</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1" meta:character-count="28875" meta:non-whitespace-character-count="22842"/>
  </office:meta>
</office:document-meta>
</file>